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82c0" officeooo:paragraph-rsid="000382c0"/>
    </style:style>
    <style:style style:name="P2" style:family="paragraph" style:parent-style-name="Standard">
      <style:paragraph-properties style:line-height-at-least="2cm"/>
      <style:text-properties officeooo:rsid="000382c0" officeooo:paragraph-rsid="000382c0"/>
    </style:style>
    <style:style style:name="P3" style:family="paragraph" style:parent-style-name="Standard">
      <style:paragraph-properties style:line-height-at-least="2cm"/>
      <style:text-properties officeooo:rsid="000382c0" officeooo:paragraph-rsid="0006cb95"/>
    </style:style>
    <style:style style:name="P4" style:family="paragraph" style:parent-style-name="Standard">
      <style:text-properties officeooo:rsid="000382c0" officeooo:paragraph-rsid="0006cb9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382c0" officeooo:paragraph-rsid="000382c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382c0" officeooo:paragraph-rsid="0006cb95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9e90"/>
    </style:style>
    <style:style style:name="T3" style:family="text">
      <style:text-properties officeooo:rsid="00049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trôle sur les natures de mots</text:p>
      <text:p text:style-name="P1"/>
      <text:p text:style-name="P1">Etudiez la nature des mots soulignés :</text:p>
      <text:p text:style-name="P1"/>
      <text:p text:style-name="P2"><text:tab/>« <text:span text:style-name="T1">On</text:span> a souvent besoin d’un plus petit que soi. » : ce proverbe est au départ <text:span text:style-name="T1">un</text:span> <text:span text:style-name="T1">vers</text:span> de Jean de La Fontaine et il est passé dans notre langue. <text:span text:style-name="T1">Il</text:span> s’agit d’une pensée <text:span text:style-name="T1">plus</text:span> profonde qu’elle ne semble au premier abord, selon <text:span text:style-name="T1">mon</text:span> opinion. Est-ce <text:span text:style-name="T1">la vôtre</text:span> ? <text:span text:style-name="T2">Ce</text:span><text:span text:style-name="T3"> n’est pas </text:span><text:span text:style-name="T2">parce que</text:span><text:span text:style-name="T3"> cette phrase est connue qu’elle n’est pas </text:span><text:span text:style-name="T2">importante</text:span><text:span text:style-name="T3"> !</text:span></text:p>
      <text:p text:style-name="P2"/>
      <text:p text:style-name="P2"/>
      <text:p text:style-name="P6">Contrôle sur les natures de mots</text:p>
      <text:p text:style-name="P4"/>
      <text:p text:style-name="P4">Etudiez la nature des mots soulignés :</text:p>
      <text:p text:style-name="P4"/>
      <text:p text:style-name="P3"><text:tab/>« <text:span text:style-name="T1">On</text:span> a souvent besoin d’un plus petit que soi. » : ce proverbe est au départ <text:span text:style-name="T1">un</text:span> <text:span text:style-name="T1">vers</text:span> de Jean de La Fontaine et il est passé dans notre langue. <text:span text:style-name="T1">Il</text:span> s’agit d’une pensée <text:span text:style-name="T1">plus</text:span> profonde qu’elle ne semble au premier abord, selon <text:span text:style-name="T1">mon</text:span> opinion. Est-ce <text:span text:style-name="T1">la vôtre</text:span> ? <text:span text:style-name="T2">Ce</text:span><text:span text:style-name="T3"> n’est pas </text:span><text:span text:style-name="T2">parce que</text:span><text:span text:style-name="T3"> cette phrase est connue qu’elle n’est pas </text:span><text:span text:style-name="T2">importante</text:span><text:span text:style-name="T3">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07:50:16.125187372</meta:creation-date>
    <meta:generator>LibreOffice/6.0.7.3$Linux_X86_64 LibreOffice_project/00m0$Build-3</meta:generator>
    <dc:date>2021-05-11T07:59:50.189842278</dc:date>
    <meta:editing-duration>PT9M40S</meta:editing-duration>
    <meta:editing-cycles>4</meta:editing-cycles>
    <meta:document-statistic meta:table-count="0" meta:image-count="0" meta:object-count="0" meta:page-count="1" meta:paragraph-count="6" meta:word-count="154" meta:character-count="802" meta:non-whitespace-character-count="652"/>
  </office:meta>
</office:document-meta>
</file>